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1-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INNER (1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INNER (11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sin of adultery (11:1-5): Two factors lead to this tragic sin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sin of adultery (11:1-5): Two factors lead to this tragic sin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's lazines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lust (11:2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INNER (11:1-2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sin of adultery (11:1-5): Two factors lead to this tragic sin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sin of deceit (11:6-13): David tries to cover up his sin of adultery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sin of deceit (11:6-13): David tries to cover up his sin of adultery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unscrupulous plan (11:6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unsuccessful plan (11:9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 THE SINNER (11:1-27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sin of adultery (11:1-5): Two factors lead to this tragic sin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sin of deceit (11:6-13): David tries to cover up his sin of adultery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in of murder (11:14-2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His sin of murder (11:14-27):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The details (11:14-21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details (11:14-2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reachery (11:14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agedy (11:16-2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sin of murder (11:14-27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tails (11:14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isapproval (11:22-2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SINNER (11:1-27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sin of adultery (11:1-5): Two factors lead to this tragic sin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sin of deceit (11:6-13): David tries to cover up his sin of adultery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sin of murder (11:14-2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SAMUEL 11-12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DAVID THE SINNER (11:1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DAVID THE SORROWFUL (12:1-13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DAVID THE SORROWFUL (12:1-13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confrontation (12:1-12):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frontation (12:1-12):<text:s text:c="1"/></text:span><text:span text:style-name="a598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illustration (12:1-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indignation (12:5-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identification (12:7-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mprecation (12:10-1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DAVID THE SORROWFUL (12:1-13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rontation (12:1-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ession (12:13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2 SAMUEL 11-12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DAVID THE SINNER (11:1-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AVID THE SORROWFUL (12:1-13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DAVID THE SUBMISSIVE (12:14-2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DAVID THE SUBMISSIVE (12:14-25)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The bitter event: the death of Bathsheba's first son (12:15-23)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The bitter event: the death of Bathsheba's first son (12:15-23)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David's travail (12:15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David's testimony (12:20-2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DAVID THE SUBMISSIVE (12:14-25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bitter event: the death of Bathsheba's first son (12:15-2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blessed event: the birth of Bathsheba's foremost son (12:24-25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2 SAMUEL 11-12</text:span><text:span text:style-name="a692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DAVID THE SINNER (11:1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DAVID THE SORROWFUL (12:1-1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DAVID THE SUBMISSIVE (12:14-2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DAVID THE SOLDIER (12:26-3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1-12</dc:title>
    <meta:initial-creator>David STRICKLAND</meta:initial-creator>
    <dc:creator>David STRICKLAND</dc:creator>
    <meta:creation-date>2020-02-23T23:10:26Z</meta:creation-date>
    <dc:date>2020-02-23T23:10:26Z</dc:date>
    <meta:template xlink:href="BibleStudy" xlink:type="simple"/>
    <meta:editing-cycles>1</meta:editing-cycles>
    <meta:editing-duration>PT0S</meta:editing-duration>
    <meta:document-statistic meta:paragraph-count="59" meta:word-count="482"/>
  </office:meta>
</office:document-meta>
</file>